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13_07-27-53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09-13_09-22-35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13_10-31-36_000.jpg</text:p>
          </table:table-cell>
          <table:table-cell office:value-type="string">
            <text:p>:PHOTO 記録 / 製品 / 手さげ袋、４０枚入り、マチつき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13_12-26-28_000.jpg</text:p>
          </table:table-cell>
          <table:table-cell office:value-type="string">
            <text:p>:m 1*1 RES / 245 / 『仏教思想　第5巻』　 / p.290 / パーリ語 pali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09-13_14-11-29_000.jpg</text:p>
          </table:table-cell>
          <table:table-cell office:value-type="string">
            <text:p>:m 1-2*2 RES / 245 / 『国債リスク』　森田長太郎 / p.164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09-13_14-21-46_000.jpg</text:p>
          </table:table-cell>
          <table:table-cell office:value-type="string">
            <text:p>:m 食べた物　間食 / 豆腐、にがうりスライス /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9-13_17-03-49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9-13_18-53-08_000.jpg</text:p>
          </table:table-cell>
          <table:table-cell office:value-type="string">
            <text:p>:m music / log / XXX / 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09-13_20-17-51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9-13_22-24-35_000.jpg</text:p>
          </table:table-cell>
          <table:table-cell office:value-type="string">
            <text:p>:m 記録 / 身体 / 足の裏 / 水虫 / 右足 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8-09-13_22-24-42_000.jpg</text:p>
          </table:table-cell>
          <table:table-cell office:value-type="string">
            <text:p>:m 記録 / 身体 / 足の裏 / 水虫 / 右足 / 裂傷発生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09-13_23-58-34_000.png</text:p>
          </table:table-cell>
          <table:table-cell office:value-type="string">
            <text:p>:m :PHOTO 寝た時刻 / 20180913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09-14_05-54-19_000.png</text:p>
          </table:table-cell>
          <table:table-cell office:value-type="string">
            <text:p>:m :PHOTO 起きた時刻 / 20180914</text:p>
          </table:table-cell>
          <table:table-cell table:number-columns-repeated="2"/>
          <table:table-cell table:style-name="ce4"/>
        </table:table-row>
        <table:table-row table:style-name="ro5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 table:number-rows-repeated="6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 table:number-rows-repeated="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4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3">
          <table:table-cell table:number-columns-repeated="5"/>
          <table:table-cell table:style-name="ce4"/>
        </table:table-row>
        <table:table-row table:style-name="ro5" table:number-rows-repeated="31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10">
          <table:table-cell table:number-columns-repeated="6"/>
        </table:table-row>
        <table:table-row table:style-name="ro5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8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float" office:value="16">
            <text:p>16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float" office:value="13">
            <text:p>13</text:p>
          </table:table-cell>
          <table:table-cell table:number-columns-repeated="3"/>
        </table:table-row>
        <table:table-row table:style-name="ro5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3])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3];&quot;-\*&quot;)" office:value-type="float" office:value="0">
            <text:p>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ce1" table:formula="of:=COUNTIF([.$C$2:.$C13];&quot;:m XXX&quot;)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3])" office:value-type="float" office:value="12">
            <text:p>12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2018/09/14</text:date>, <text:time>06:09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4T06:09:51.25</dc:date>
    <dc:creator>iwabuchi ken</dc:creator>
    <meta:editing-duration>P4DT19H35M19S</meta:editing-duration>
    <meta:editing-cycles>1573</meta:editing-cycles>
    <meta:document-statistic meta:table-count="1" meta:cell-count="55" meta:object-count="0"/>
  </office:meta>
</office:document-meta>
</file>